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adornments="Book" style:font-family-generic="modern" style:font-pitch="fixed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fo:hyphenate="true" fo:hyphenation-remain-char-count="2" fo:hyphenation-push-char-count="2"/>
    </style:style>
    <style:style style:name="P3" style:family="paragraph" style:parent-style-name="Heading_20_1">
      <style:text-properties style:font-name="URW Chancery L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Группа 2.3 (9.03.2011)</text:h>
      <text:p text:style-name="P1">Решения размещаются в двух файлах (один – h, второй – cpp) и демонстрируются в третьем файле main.cpp. Не забывайте о правилах работы с динамической памятью.</text:p>
      <text:list xml:id="list581045699" text:style-name="L1">
        <text:list-item>
          <text:p text:style-name="P2">Создать запись <text:span text:style-name="Код">integer</text:span>, хранящую одно поле целого типа.</text:p>
        </text:list-item>
        <text:list-item>
          <text:p text:style-name="P2">Определите функцию, создающую массив экземпляров <text:span text:style-name="Код">integer</text:span> в динамической памяти со случайными значениями полей. Определите функцию печати массива экземпляров <text:span text:style-name="Код">integer</text:span>.</text:p>
        </text:list-item>
        <text:list-item>
          <text:p text:style-name="P2">Определите функцию, суммирующую поля записи <text:span text:style-name="Код">integer</text:span>, переданные в массиве размера <text:span text:style-name="Код">Len</text:span>, начиная с индекса <text:span text:style-name="T1">N</text:span><text:span text:style-name="T2">,</text:span><text:span text:style-name="T1"> </text:span><text:span text:style-name="T2">заканчивая </text:span><text:s/>индексом <text:span text:style-name="T1">M</text:span>. Сумма должна записываться в экземпляр <text:span text:style-name="Код">integer</text:span>, который и является возвращаемым значением функции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adornments="Book" style:font-family-generic="modern" style:font-pitch="fixed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30%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Код" style:family="text">
      <style:text-properties style:font-name="DejaVu Sans Mono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1-03-09T13:25:47</dc:date>
    <dc:creator>student </dc:creator>
    <meta:editing-duration>PT02H13M00S</meta:editing-duration>
    <meta:editing-cycles>17</meta:editing-cycles>
    <meta:generator>OpenOffice.org/3.2$Linux OpenOffice.org_project/320m12$Build-9483</meta:generator>
    <meta:document-statistic meta:table-count="0" meta:image-count="0" meta:object-count="0" meta:page-count="1" meta:paragraph-count="5" meta:word-count="88" meta:character-count="634"/>
  </office:meta>
</office:document-meta>
</file>